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03a" officeooo:paragraph-rsid="001af03a"/>
    </style:style>
    <style:style style:name="P2" style:family="paragraph" style:parent-style-name="Standard">
      <style:text-properties officeooo:paragraph-rsid="001af03a"/>
    </style:style>
    <style:style style:name="T1" style:family="text">
      <style:text-properties officeooo:rsid="001af0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cc00" fo:font-weight="bold" style:font-weight-asian="bold" style:font-weight-complex="bold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color="#579d1c" officeooo:rsid="001af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compile assets prior to running stage or production servers. Heroku may automatically do this... so disable: <text:span text:style-name="T4">config.serve_static_assets = true</text:span> in environment file</text:p>
      <text:p text:style-name="P2"><text:span text:style-name="T1"><text:tab/>Run on Terminal: </text:span><text:span text:style-name="T5">bundle exec rake assets:precompile RAILS_ENV=stage</text:span></text:p>
      <text:p text:style-name="P2"/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0:16:02.209644291</meta:creation-date>
    <dc:date>2014-09-27T10:18:57.939935492</dc:date>
    <meta:editing-duration>P0D</meta:editing-duration>
    <meta:editing-cycles>1</meta:editing-cycles>
    <meta:document-statistic meta:table-count="0" meta:image-count="0" meta:object-count="0" meta:page-count="1" meta:paragraph-count="2" meta:word-count="30" meta:character-count="235" meta:non-whitespace-character-count="204"/>
    <meta:generator>LibreOffice/4.2.6.3$Linux_X86_64 LibreOffice_project/420m0$Build-3</meta:generator>
  </office:meta>
</office:document-meta>
</file>